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a5f1" officeooo:paragraph-rsid="000ba5f1"/>
    </style:style>
    <style:style style:name="P2" style:family="paragraph" style:parent-style-name="Standard">
      <style:text-properties officeooo:rsid="000da17f" officeooo:paragraph-rsid="000da17f"/>
    </style:style>
    <style:style style:name="P3" style:family="paragraph" style:parent-style-name="Standard">
      <style:text-properties fo:language="en" fo:country="US" officeooo:rsid="000da17f" officeooo:paragraph-rsid="000da17f"/>
    </style:style>
    <style:style style:name="P4" style:family="paragraph" style:parent-style-name="Standard">
      <style:text-properties fo:language="en" fo:country="US" officeooo:rsid="0011aba5" officeooo:paragraph-rsid="0011aba5"/>
    </style:style>
    <style:style style:name="P5" style:family="paragraph" style:parent-style-name="Standard">
      <style:text-properties fo:language="en" fo:country="US" officeooo:rsid="00134d73" officeooo:paragraph-rsid="00134d73"/>
    </style:style>
    <style:style style:name="P6" style:family="paragraph" style:parent-style-name="Standard">
      <style:text-properties fo:language="en" fo:country="US" officeooo:rsid="0013c18f" officeooo:paragraph-rsid="0013c18f"/>
    </style:style>
    <style:style style:name="P7" style:family="paragraph" style:parent-style-name="Standard">
      <style:text-properties fo:language="en" fo:country="US" officeooo:rsid="001589a2" officeooo:paragraph-rsid="001589a2"/>
    </style:style>
    <style:style style:name="P8" style:family="paragraph" style:parent-style-name="Standard">
      <style:text-properties fo:language="en" fo:country="US" officeooo:rsid="00177d02" officeooo:paragraph-rsid="00177d02"/>
    </style:style>
    <style:style style:name="P9" style:family="paragraph" style:parent-style-name="Standard">
      <style:text-properties fo:language="en" fo:country="US" officeooo:rsid="0018b970" officeooo:paragraph-rsid="0018b970"/>
    </style:style>
    <style:style style:name="P10" style:family="paragraph" style:parent-style-name="Standard">
      <style:text-properties fo:language="en" fo:country="US" officeooo:rsid="001a8045" officeooo:paragraph-rsid="001a8045"/>
    </style:style>
    <style:style style:name="P11" style:family="paragraph" style:parent-style-name="Standard">
      <style:text-properties fo:language="en" fo:country="US" officeooo:rsid="001c387f" officeooo:paragraph-rsid="001c387f"/>
    </style:style>
    <style:style style:name="P12" style:family="paragraph" style:parent-style-name="Standard">
      <style:text-properties fo:language="en" fo:country="US" officeooo:rsid="001ce1b6" officeooo:paragraph-rsid="001ce1b6"/>
    </style:style>
    <style:style style:name="P13" style:family="paragraph" style:parent-style-name="Standard">
      <style:text-properties fo:language="en" fo:country="US" officeooo:rsid="001e2e0f" officeooo:paragraph-rsid="001e2e0f"/>
    </style:style>
    <style:style style:name="P14" style:family="paragraph" style:parent-style-name="Standard">
      <style:text-properties fo:language="en" fo:country="US" officeooo:rsid="0020b8c4" officeooo:paragraph-rsid="0020b8c4"/>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officeooo:rsid="000f870c"/>
    </style:style>
    <style:style style:name="T4" style:family="text">
      <style:text-properties officeooo:rsid="000fe6b0"/>
    </style:style>
    <style:style style:name="T5" style:family="text">
      <style:text-properties officeooo:rsid="0021c7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ets Play</text:span>”</text:p>
      <text:p text:style-name="P1">Bouwfase <text:span text:style-name="T5">Rapport</text:span></text:p>
      <text:p text:style-name="P1">Tjitze de Boer</text:p>
      <text:p text:style-name="P1"/>
      <text:p text:style-name="P2"><text:span text:style-name="T2">Making</text:span> of the index and info pages.</text:p>
      <text:p text:style-name="P3">I put the navigation <text:span text:style-name="T3">and JavaScript includes</text:span> in external file<text:span text:style-name="T3">s</text:span> as <text:span text:style-name="T3">they</text:span> will be reused throughout the site. <text:span text:style-name="T4">Chose an icon on fontaweseome and the color of the navbar.</text:span></text:p>
      <text:p text:style-name="P4">I wrote a short explanation of the site for the index page.</text:p>
      <text:p text:style-name="P4"/>
      <text:p text:style-name="P5">Created a Users database table</text:p>
      <text:p text:style-name="P5">Made a registration page</text:p>
      <text:p text:style-name="P6">Made the logout function</text:p>
      <text:p text:style-name="P6"/>
      <text:p text:style-name="P7">Generated a database table for game entries</text:p>
      <text:p text:style-name="P7"/>
      <text:p text:style-name="P8">Made insert form page and an upload page</text:p>
      <text:p text:style-name="P8"/>
      <text:p text:style-name="P9">Made the page for browsing your own collection.</text:p>
      <text:p text:style-name="P9"/>
      <text:p text:style-name="P10">Made the search and search results pages.</text:p>
      <text:p text:style-name="P10"/>
      <text:p text:style-name="P11">Made two game details pages one for the details of your own which you can edit and one for details on games owned by the club which you can not edit.</text:p>
      <text:p text:style-name="P11"/>
      <text:p text:style-name="P12">Made the page for requesting a password reset email.</text:p>
      <text:p text:style-name="P12"/>
      <text:p text:style-name="P13">Made the database table for storing a password reset token.</text:p>
      <text:p text:style-name="P12"/>
      <text:p text:style-name="P13">Made the script for the sending of an email with a password reset token and a link.</text:p>
      <text:p text:style-name="P13"/>
      <text:p text:style-name="P14">Made the script for checking the password reset token in the link.</text:p>
      <text:p text:style-name="P14"/>
      <text:p text:style-name="P14">Made the password reset page.</text:p>
      <text:p text:style-name="P1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14T10:41:45.492000000</meta:creation-date>
    <dc:date>2021-10-25T15:02:30.458000000</dc:date>
    <meta:editing-duration>P39DT3H17M16S</meta:editing-duration>
    <meta:editing-cycles>14</meta:editing-cycles>
    <meta:generator>LibreOffice/6.4.0.3$Windows_X86_64 LibreOffice_project/b0a288ab3d2d4774cb44b62f04d5d28733ac6df8</meta:generator>
    <meta:document-statistic meta:table-count="0" meta:image-count="0" meta:object-count="0" meta:page-count="1" meta:paragraph-count="19" meta:word-count="182" meta:character-count="987" meta:non-whitespace-character-count="824"/>
  </office:meta>
</office:document-meta>
</file>